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503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47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1" table:number-columns-repeated="16359"/>
        <table:table-row table:style-name="ro1">
          <table:table-cell table:style-name="ce1" office:value-type="string" calcext:value-type="string">
            <text:p>ЗАДАЧА 1</text:p>
          </table:table-cell>
          <table:table-cell table:number-columns-repeated="5"/>
          <table:table-cell table:style-name="ce5" office:value-type="string" calcext:value-type="string">
            <text:p>ЗАДАЧА 2</text:p>
          </table:table-cell>
          <table:table-cell table:style-name="ce8" table:number-columns-repeated="4"/>
          <table:table-cell table:style-name="ce10"/>
          <table:table-cell office:value-type="string" calcext:value-type="string">
            <text:p>СУММ</text:p>
          </table:table-cell>
          <table:table-cell office:value-type="string" calcext:value-type="string">
            <text:p>СРЕД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</text:p>
          </table:table-cell>
          <table:table-cell table:number-columns-repeated="9"/>
          <table:table-cell table:style-name="Default" table:number-columns-repeated="16359"/>
        </table:table-row>
        <table:table-row table:style-name="ro1">
          <table:table-cell office:value-type="string" calcext:value-type="string">
            <text:p>a0=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8.4" calcext:value-type="float">
            <text:p>8,4</text:p>
          </table:table-cell>
          <table:table-cell table:style-name="ce10" office:value-type="float" office:value="8.3" calcext:value-type="float">
            <text:p>8,3</text:p>
          </table:table-cell>
          <table:table-cell table:formula="of:=SUM([.H2:.L2])" office:value-type="float" office:value="39.9" calcext:value-type="float">
            <text:p>39,9</text:p>
          </table:table-cell>
          <table:table-cell table:formula="of:=AVERAGE([.H2:.L2])" office:value-type="float" office:value="7.98" calcext:value-type="float">
            <text:p>7,98</text:p>
          </table:table-cell>
          <table:table-cell table:formula="of:=VAR([.H2:.L2])" office:value-type="float" office:value="0.247" calcext:value-type="float">
            <text:p>0,247</text:p>
          </table:table-cell>
          <table:table-cell table:formula="of:=COUNT([.H2:.L2])"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16359"/>
        </table:table-row>
        <table:table-row table:style-name="ro1">
          <table:table-cell office:value-type="string" calcext:value-type="string">
            <text:p>xвыб=</text:p>
          </table:table-cell>
          <table:table-cell office:value-type="float" office:value="12.075" calcext:value-type="float">
            <text:p>12,075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7.1" calcext:value-type="float">
            <text:p>7,1</text:p>
          </table:table-cell>
          <table:table-cell table:style-name="ce8"/>
          <table:table-cell table:style-name="ce10"/>
          <table:table-cell table:formula="of:=SUM([.H3:.L3])" office:value-type="float" office:value="19.9" calcext:value-type="float">
            <text:p>19,9</text:p>
          </table:table-cell>
          <table:table-cell table:formula="of:=AVERAGE([.H3:.L3])" office:value-type="float" office:value="6.63333333333333" calcext:value-type="float">
            <text:p>6,63333333333333</text:p>
          </table:table-cell>
          <table:table-cell table:formula="of:=VAR([.H3:.L3])" office:value-type="float" office:value="1.16333333333333" calcext:value-type="float">
            <text:p>1,16333333333333</text:p>
          </table:table-cell>
          <table:table-cell table:formula="of:=COUNT([.H3:.L3])"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16359"/>
        </table:table-row>
        <table:table-row table:style-name="ro1">
          <table:table-cell office:value-type="string" calcext:value-type="string">
            <text:p>s2=</text:p>
          </table:table-cell>
          <table:table-cell office:value-type="float" office:value="0.069" calcext:value-type="float">
            <text:p>0,069</text:p>
          </table:table-cell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8" office:value-type="float" office:value="8.1" calcext:value-type="float">
            <text:p>8,1</text:p>
          </table:table-cell>
          <table:table-cell table:style-name="ce8" office:value-type="float" office:value="6.4" calcext:value-type="float">
            <text:p>6,4</text:p>
          </table:table-cell>
          <table:table-cell table:style-name="ce8" table:number-columns-repeated="2"/>
          <table:table-cell table:style-name="ce10"/>
          <table:table-cell table:formula="of:=SUM([.H4:.L4])" office:value-type="float" office:value="14.5" calcext:value-type="float">
            <text:p>14,5</text:p>
          </table:table-cell>
          <table:table-cell table:formula="of:=AVERAGE([.H4:.L4])" office:value-type="float" office:value="7.25" calcext:value-type="float">
            <text:p>7,25</text:p>
          </table:table-cell>
          <table:table-cell table:formula="of:=VAR([.H4:.L4])" office:value-type="float" office:value="1.445" calcext:value-type="float">
            <text:p>1,445</text:p>
          </table:table-cell>
          <table:table-cell table:formula="of:=COUNT([.H4:.L4])"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16359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1" calcext:value-type="float">
            <text:p>7,1</text:p>
          </table:table-cell>
          <table:table-cell table:style-name="ce10"/>
          <table:table-cell table:formula="of:=SUM([.H5:.L5])" office:value-type="float" office:value="34.5" calcext:value-type="float">
            <text:p>34,5</text:p>
          </table:table-cell>
          <table:table-cell table:formula="of:=AVERAGE([.H5:.L5])" office:value-type="float" office:value="8.625" calcext:value-type="float">
            <text:p>8,625</text:p>
          </table:table-cell>
          <table:table-cell table:formula="of:=VAR([.H5:.L5])" office:value-type="float" office:value="1.83583333333333" calcext:value-type="float">
            <text:p>1,83583333333333</text:p>
          </table:table-cell>
          <table:table-cell table:formula="of:=COUNT([.H5:.L5])" office:value-type="float" office:value="4" calcext:value-type="float">
            <text:p>4</text:p>
          </table:table-cell>
          <table:table-cell table:number-columns-repeated="9"/>
          <table:table-cell table:style-name="Default" table:number-columns-repeated="16359"/>
        </table:table-row>
        <table:table-row table:style-name="ro1">
          <table:table-cell office:value-type="string" calcext:value-type="string">
            <text:p>t-набл=</text:p>
          </table:table-cell>
          <table:table-cell table:formula="of:=([.B3]-[.B2])/SQRT([.B4]/[.B5])" office:value-type="float" office:value="2.70868169442978" calcext:value-type="float">
            <text:p>2,70868169442978</text:p>
          </table:table-cell>
          <table:table-cell table:number-columns-repeated="4"/>
          <table:table-cell office:value-type="string" calcext:value-type="string">
            <text:p>s2-2</text:p>
          </table:table-cell>
          <table:table-cell table:formula="of:=VAR([.H3];[.J3];[.I3])" office:value-type="float" office:value="1.16333333333333" calcext:value-type="float">
            <text:p>1,16333333333333</text:p>
          </table:table-cell>
          <table:table-cell office:value-type="string" calcext:value-type="string">
            <text:p>s2-об</text:p>
          </table:table-cell>
          <table:table-cell table:formula="of:=((2*[.H6])+(3*[.H7]))/(3+4-2)" office:value-type="float" office:value="1.56683333333333" calcext:value-type="float">
            <text:p>1,56683333333333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office:value-type="string" calcext:value-type="string">
            <text:p>t-крит=</text:p>
          </table:table-cell>
          <table:table-cell table:formula="of:=TINV(0.05;[.B5]-1)" office:value-type="float" office:value="1.98697869950628" calcext:value-type="float">
            <text:p>1,98697869950628</text:p>
          </table:table-cell>
          <table:table-cell table:number-columns-repeated="4"/>
          <table:table-cell office:value-type="string" calcext:value-type="string">
            <text:p>s2-4</text:p>
          </table:table-cell>
          <table:table-cell table:formula="of:=VAR([.H5:.K5])" office:value-type="float" office:value="1.83583333333333" calcext:value-type="float">
            <text:p>1,83583333333333</text:p>
          </table:table-cell>
          <table:table-cell office:value-type="string" calcext:value-type="string">
            <text:p>s-ст</text:p>
          </table:table-cell>
          <table:table-cell table:formula="of:=SQRT([.J6]*(1/3+1/4))" office:value-type="float" office:value="0.956026208380874" calcext:value-type="float">
            <text:p>0,956026208380874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office:value-type="string" calcext:value-type="string">
            <text:p>p-знач=</text:p>
          </table:table-cell>
          <table:table-cell table:formula="of:=2*(1-LEGACY.TDIST(ABS(2.784);89;1))" office:value-type="float" office:value="1.99344206828523" calcext:value-type="float">
            <text:p>1,99344206828523</text:p>
          </table:table-cell>
          <table:table-cell table:number-columns-repeated="4"/>
          <table:table-cell office:value-type="string" calcext:value-type="string">
            <text:p>F-набл</text:p>
          </table:table-cell>
          <table:table-cell table:formula="of:=[.H7]/[.H6]" office:value-type="float" office:value="1.57808022922636" calcext:value-type="float">
            <text:p>1,57808022922636</text:p>
          </table:table-cell>
          <table:table-cell office:value-type="string" calcext:value-type="string">
            <text:p>t-набл</text:p>
          </table:table-cell>
          <table:table-cell table:formula="of:=AVERAGE([.H3:.J3])-AVERAGE([.H5:.K5])/[.J7]" office:value-type="float" office:value="-2.3883858668205" calcext:value-type="float">
            <text:p>-2,3883858668205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F-крит-прав</text:p>
          </table:table-cell>
          <table:table-cell table:style-name="ce9" table:formula="of:=LEGACY.FINV(0.025;3;2)" office:value-type="float" office:value="39.1654945640137" calcext:value-type="float">
            <text:p>39,1654945640137</text:p>
          </table:table-cell>
          <table:table-cell office:value-type="string" calcext:value-type="string">
            <text:p>ст. св.</text:p>
          </table:table-cell>
          <table:table-cell table:formula="of:=3+4-2" office:value-type="float" office:value="5" calcext:value-type="float">
            <text:p>5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F-крит-лев</text:p>
          </table:table-cell>
          <table:table-cell table:formula="of:=LEGACY.FINV(0.975;3;2)" office:value-type="float" office:value="0.0623281829005576" calcext:value-type="float">
            <text:p>0,0623281829005576</text:p>
          </table:table-cell>
          <table:table-cell office:value-type="string" calcext:value-type="string">
            <text:p>p</text:p>
          </table:table-cell>
          <table:table-cell table:formula="of:=2*LEGACY.TDIST(ABS([.J8]);5;1)" office:value-type="float" office:value="0.0625124603476336" calcext:value-type="float">
            <text:p>0,0625124603476336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p</text:p>
          </table:table-cell>
          <table:table-cell table:formula="of:=TTEST([.H3:.J3];[.H5:.K5];2;3)" office:value-type="float" office:value="0.0834892796196558" calcext:value-type="float">
            <text:p>0,0834892796196558</text:p>
          </table:table-cell>
          <table:table-cell office:value-type="string" calcext:value-type="string">
            <text:p>t-крит</text:p>
          </table:table-cell>
          <table:table-cell table:formula="of:=TINV(0.05;5)" office:value-type="float" office:value="2.57058183563632" calcext:value-type="float">
            <text:p>2,57058183563632</text:p>
          </table:table-cell>
          <table:table-cell table:number-columns-repeated="1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Нет оснований отвергать <text:s/>H’_0: нет статистически значимых различий</text:p>
          </table:table-cell>
          <table:table-cell table:number-columns-repeated="18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Однофакторный дисперсионный анализ</text:p>
          </table:table-cell>
          <table:table-cell table:number-columns-repeated="18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<text:span text:style-name="T1">ANOVA - Single Factor</text:span></text:p>
          </table:table-cell>
          <table:table-cell table:number-columns-repeated="18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17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7" office:value-type="string" calcext:value-type="string">
            <text:p>Groups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Sum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Variance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7" table:formula="of:=COUNT([$Лист1.$H$2:.$L$2])" office:value-type="float" office:value="5" calcext:value-type="float">
            <text:p>5</text:p>
          </table:table-cell>
          <table:table-cell table:style-name="ce7" table:formula="of:=SUM([$Лист1.$H$2:.$L$2])" office:value-type="float" office:value="39.9" calcext:value-type="float">
            <text:p>39,9</text:p>
          </table:table-cell>
          <table:table-cell table:style-name="ce7" table:formula="of:=AVERAGE([$Лист1.$H$2:.$L$2])" office:value-type="float" office:value="7.98" calcext:value-type="float">
            <text:p>7,98</text:p>
          </table:table-cell>
          <table:table-cell table:style-name="ce7" table:formula="of:=VAR([$Лист1.$H$2:.$L$2])" office:value-type="float" office:value="0.247" calcext:value-type="float">
            <text:p>0,247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7" table:formula="of:=COUNT([$Лист1.$H$3:.$L$3])" office:value-type="float" office:value="3" calcext:value-type="float">
            <text:p>3</text:p>
          </table:table-cell>
          <table:table-cell table:style-name="ce7" table:formula="of:=SUM([$Лист1.$H$3:.$L$3])" office:value-type="float" office:value="19.9" calcext:value-type="float">
            <text:p>19,9</text:p>
          </table:table-cell>
          <table:table-cell table:style-name="ce7" table:formula="of:=AVERAGE([$Лист1.$H$3:.$L$3])" office:value-type="float" office:value="6.63333333333333" calcext:value-type="float">
            <text:p>6,63333333333333</text:p>
          </table:table-cell>
          <table:table-cell table:style-name="ce7" table:formula="of:=VAR([$Лист1.$H$3:.$L$3])" office:value-type="float" office:value="1.16333333333333" calcext:value-type="float">
            <text:p>1,16333333333333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7" table:formula="of:=COUNT([$Лист1.$H$4:.$L$4])" office:value-type="float" office:value="2" calcext:value-type="float">
            <text:p>2</text:p>
          </table:table-cell>
          <table:table-cell table:style-name="ce7" table:formula="of:=SUM([$Лист1.$H$4:.$L$4])" office:value-type="float" office:value="14.5" calcext:value-type="float">
            <text:p>14,5</text:p>
          </table:table-cell>
          <table:table-cell table:style-name="ce7" table:formula="of:=AVERAGE([$Лист1.$H$4:.$L$4])" office:value-type="float" office:value="7.25" calcext:value-type="float">
            <text:p>7,25</text:p>
          </table:table-cell>
          <table:table-cell table:style-name="ce7" table:formula="of:=VAR([$Лист1.$H$4:.$L$4])" office:value-type="float" office:value="1.445" calcext:value-type="float">
            <text:p>1,445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table:formula="of:=COUNT([$Лист1.$H$5:.$L$5])" office:value-type="float" office:value="4" calcext:value-type="float">
            <text:p>4</text:p>
          </table:table-cell>
          <table:table-cell table:style-name="ce3" table:formula="of:=SUM([$Лист1.$H$5:.$L$5])" office:value-type="float" office:value="34.5" calcext:value-type="float">
            <text:p>34,5</text:p>
          </table:table-cell>
          <table:table-cell table:style-name="ce3" table:formula="of:=AVERAGE([$Лист1.$H$5:.$L$5])" office:value-type="float" office:value="8.625" calcext:value-type="float">
            <text:p>8,625</text:p>
          </table:table-cell>
          <table:table-cell table:style-name="ce3" table:formula="of:=VAR([$Лист1.$H$5:.$L$5])" office:value-type="float" office:value="1.83583333333333" calcext:value-type="float">
            <text:p>1,83583333333333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3" office:value-type="string" calcext:value-type="string">
            <text:p>Source of Variation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F critical</text:p>
          </table:table-cell>
          <table:table-cell table:number-columns-repeated="12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3" office:value-type="string" calcext:value-type="string">
            <text:p>Between Groups</text:p>
          </table:table-cell>
          <table:table-cell table:style-name="ce3" table:formula="of:=SUMPRODUCT([$Лист1.$I$18:.$I$21];[$Лист1.$J$18:.$J$21])-SUM([$Лист1.$I$18:.$I$21])^2/SUM([$Лист1.$H$18:.$H$21])" office:value-type="float" office:value="7.56140476190467" calcext:value-type="float">
            <text:p>7,56140476190467</text:p>
          </table:table-cell>
          <table:table-cell table:style-name="ce3" table:formula="of:=COUNT([$Лист1.$I$18:.$I$21])-1" office:value-type="float" office:value="3" calcext:value-type="float">
            <text:p>3</text:p>
          </table:table-cell>
          <table:table-cell table:style-name="ce3" table:formula="of:=[$Лист1.$H$24] / [$Лист1.$I$24]" office:value-type="float" office:value="2.52046825396822" calcext:value-type="float">
            <text:p>2,52046825396822</text:p>
          </table:table-cell>
          <table:table-cell table:style-name="ce3" table:formula="of:=[$Лист1.$J$24] / [$Лист1.$J$25]" office:value-type="float" office:value="2.45488199013187" calcext:value-type="float">
            <text:p>2,45488199013187</text:p>
          </table:table-cell>
          <table:table-cell table:style-name="ce3" table:formula="of:=LEGACY.FDIST([$Лист1.$K$24]; [$Лист1.$I$24]; [$Лист1.$I$25])" office:value-type="float" office:value="0.123302633858724" calcext:value-type="float">
            <text:p>0,123302633858724</text:p>
          </table:table-cell>
          <table:table-cell table:style-name="ce3" table:formula="of:=LEGACY.FINV([$Лист1.$H$16]; [$Лист1.$I$24]; [$Лист1.$I$25])" office:value-type="float" office:value="3.70826481904684" calcext:value-type="float">
            <text:p>3,70826481904684</text:p>
          </table:table-cell>
          <table:table-cell table:number-columns-repeated="12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3" office:value-type="string" calcext:value-type="string">
            <text:p>Within Groups</text:p>
          </table:table-cell>
          <table:table-cell table:style-name="ce3" table:formula="of:=SUM(DEVSQ([$Лист1.$H$2:.$L$2]);DEVSQ([$Лист1.$H$3:.$L$3]);DEVSQ([$Лист1.$H$4:.$L$4]);DEVSQ([$Лист1.$H$5:.$L$5]))" office:value-type="float" office:value="10.2671666666667" calcext:value-type="float">
            <text:p>10,2671666666667</text:p>
          </table:table-cell>
          <table:table-cell table:style-name="ce3" table:formula="of:=SUM([$Лист1.$H$18:.$H$21])-COUNT([$Лист1.$H$18:.$H$21])" office:value-type="float" office:value="10" calcext:value-type="float">
            <text:p>10</text:p>
          </table:table-cell>
          <table:table-cell table:style-name="ce3" table:formula="of:=[$Лист1.$H$25] / [$Лист1.$I$25]" office:value-type="float" office:value="1.02671666666667" calcext:value-type="float">
            <text:p>1,02671666666667</text:p>
          </table:table-cell>
          <table:table-cell table:style-name="ce3" table:number-columns-repeated="3"/>
          <table:table-cell table:number-columns-repeated="12"/>
          <table:table-cell table:style-name="Default" table:number-columns-repeated="16359"/>
        </table:table-row>
        <table:table-row table:style-name="ro1">
          <table:table-cell table:number-columns-repeated="6"/>
          <table:table-cell table:style-name="ce3" office:value-type="string" calcext:value-type="string">
            <text:p>Total</text:p>
          </table:table-cell>
          <table:table-cell table:style-name="ce3" table:formula="of:=DEVSQ([$Лист1.$H$2:.$L$2];[$Лист1.$H$3:.$L$3];[$Лист1.$H$4:.$L$4];[$Лист1.$H$5:.$L$5])" office:value-type="float" office:value="17.8285714285714" calcext:value-type="float">
            <text:p>17,8285714285714</text:p>
          </table:table-cell>
          <table:table-cell table:style-name="ce3" table:formula="of:=SUM([$Лист1.$H$18:.$H$21]) - 1" office:value-type="float" office:value="13" calcext:value-type="float">
            <text:p>13</text:p>
          </table:table-cell>
          <table:table-cell table:style-name="ce3" table:number-columns-repeated="4"/>
          <table:table-cell table:number-columns-repeated="12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  <table:table-row table:style-name="ro1">
          <table:table-cell table:number-columns-repeated="6"/>
          <table:table-cell office:value-type="string" calcext:value-type="string">
            <text:p>F-набл &lt; F-крит</text:p>
          </table:table-cell>
          <table:table-cell office:value-type="string" calcext:value-type="string">
            <text:p>Нет оснований отвергать H_0</text:p>
          </table:table-cell>
          <table:table-cell table:number-columns-repeated="17"/>
          <table:table-cell table:style-name="Default" table:number-columns-repeated="16359"/>
        </table:table-row>
        <table:table-row table:style-name="ro1" table:number-rows-repeated="2">
          <table:table-cell table:number-columns-repeated="25"/>
          <table:table-cell table:style-name="Default" table:number-columns-repeated="16359"/>
        </table:table-row>
        <table:table-row table:style-name="ro1">
          <table:table-cell table:style-name="ce2" office:value-type="string" calcext:value-type="string">
            <text:p>ЗАДАЧА 3</text:p>
          </table:table-cell>
          <table:table-cell table:style-name="ce4" table:number-columns-repeated="10"/>
          <table:table-cell table:number-columns-repeated="14"/>
          <table:table-cell table:style-name="Default" table:number-columns-repeated="16359"/>
        </table:table-row>
        <table:table-row table:style-name="ro1">
          <table:table-cell table:style-name="ce3" office:value-type="string" calcext:value-type="string">
            <text:p>ЛП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style-name="ce3" office:value-type="string" calcext:value-type="string">
            <text:p>ПП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style-name="ce3" office:value-type="string" calcext:value-type="string">
            <text:p>Разность</text:p>
          </table:table-cell>
          <table:table-cell table:style-name="ce3" table:formula="of:=[.B33]-[.B32]" office:value-type="float" office:value="39" calcext:value-type="float">
            <text:p>39</text:p>
          </table:table-cell>
          <table:table-cell table:style-name="ce3" table:formula="of:=[.C33]-[.C32]" office:value-type="float" office:value="19" calcext:value-type="float">
            <text:p>19</text:p>
          </table:table-cell>
          <table:table-cell table:style-name="ce3" table:formula="of:=[.D33]-[.D32]" office:value-type="float" office:value="-6" calcext:value-type="float">
            <text:p>-6</text:p>
          </table:table-cell>
          <table:table-cell table:style-name="ce3" table:formula="of:=[.E33]-[.E32]" office:value-type="float" office:value="17" calcext:value-type="float">
            <text:p>17</text:p>
          </table:table-cell>
          <table:table-cell table:style-name="ce3" table:formula="of:=[.F33]-[.F32]" office:value-type="float" office:value="20" calcext:value-type="float">
            <text:p>20</text:p>
          </table:table-cell>
          <table:table-cell table:style-name="ce3" table:formula="of:=[.G33]-[.G32]" office:value-type="float" office:value="18" calcext:value-type="float">
            <text:p>18</text:p>
          </table:table-cell>
          <table:table-cell table:style-name="ce3" table:formula="of:=[.H33]-[.H32]" office:value-type="float" office:value="12" calcext:value-type="float">
            <text:p>12</text:p>
          </table:table-cell>
          <table:table-cell table:style-name="ce3" table:formula="of:=[.I33]-[.I32]" office:value-type="float" office:value="-24" calcext:value-type="float">
            <text:p>-24</text:p>
          </table:table-cell>
          <table:table-cell table:style-name="ce3" table:formula="of:=[.J33]-[.J32]" office:value-type="float" office:value="14" calcext:value-type="float">
            <text:p>14</text:p>
          </table:table-cell>
          <table:table-cell table:style-name="ce3" table:formula="of:=[.K33]-[.K32]" office:value-type="float" office:value="25" calcext:value-type="float">
            <text:p>25</text:p>
          </table:table-cell>
          <table:table-cell table:number-columns-repeated="14"/>
          <table:table-cell table:style-name="Default" table:number-columns-repeated="16359"/>
        </table:table-row>
        <table:table-row table:style-name="ro1">
          <table:table-cell table:number-columns-repeated="25"/>
          <table:table-cell table:style-name="Default" table:number-columns-repeated="16359"/>
        </table:table-row>
        <table:table-row table:style-name="ro1">
          <table:table-cell office:value-type="string" calcext:value-type="string">
            <text:p>n=</text:p>
          </table:table-cell>
          <table:table-cell table:formula="of:=COUNT([.B34:.K34])" office:value-type="float" office:value="10" calcext:value-type="float">
            <text:p>10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n-ср-л=</text:p>
          </table:table-cell>
          <table:table-cell table:formula="of:=AVERAGE([.B32:.K32])" office:value-type="float" office:value="60.4" calcext:value-type="float">
            <text:p>60,4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n-ср-пр=</text:p>
          </table:table-cell>
          <table:table-cell table:formula="of:=AVERAGE([.B33:.K33])" office:value-type="float" office:value="73.8" calcext:value-type="float">
            <text:p>73,8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n-ср-d=</text:p>
          </table:table-cell>
          <table:table-cell table:formula="of:=AVERAGE([.B34:.K34])" office:value-type="float" office:value="13.4" calcext:value-type="float">
            <text:p>13,4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s_D=</text:p>
          </table:table-cell>
          <table:table-cell table:formula="of:=COM.MICROSOFT.STDEV.S([.B34:.K34])" office:value-type="float" office:value="17.2446449014695" calcext:value-type="float">
            <text:p>17,2446449014695</text:p>
          </table:table-cell>
          <table:table-cell table:number-columns-repeated="2"/>
          <table:table-cell office:value-type="string" calcext:value-type="string">
            <text:p>t-стат &gt; t-крит</text:p>
          </table:table-cell>
          <table:table-cell table:number-columns-repeated="20"/>
          <table:table-cell table:style-name="Default" table:number-columns-repeated="16359"/>
        </table:table-row>
        <table:table-row table:style-name="ro1">
          <table:table-cell office:value-type="string" calcext:value-type="string">
            <text:p>SE</text:p>
          </table:table-cell>
          <table:table-cell table:formula="of:=[.B40]/SQRT([.B36])" office:value-type="float" office:value="5.45323553294535" calcext:value-type="float">
            <text:p>5,45323553294535</text:p>
          </table:table-cell>
          <table:table-cell table:number-columns-repeated="2"/>
          <table:table-cell office:value-type="string" calcext:value-type="string">
            <text:p>P-знач &lt; alpha</text:p>
          </table:table-cell>
          <table:table-cell table:number-columns-repeated="20"/>
          <table:table-cell table:style-name="Default" table:number-columns-repeated="16359"/>
        </table:table-row>
        <table:table-row table:style-name="ro1">
          <table:table-cell office:value-type="string" calcext:value-type="string">
            <text:p>t-стат</text:p>
          </table:table-cell>
          <table:table-cell table:formula="of:=[.B39]/[.B41]" office:value-type="float" office:value="2.45725678251834" calcext:value-type="float">
            <text:p>2,45725678251834</text:p>
          </table:table-cell>
          <table:table-cell table:number-columns-repeated="2"/>
          <table:table-cell office:value-type="string" calcext:value-type="string">
            <text:p>H_0 отвергается</text:p>
          </table:table-cell>
          <table:table-cell table:number-columns-repeated="20"/>
          <table:table-cell table:style-name="Default" table:number-columns-repeated="16359"/>
        </table:table-row>
        <table:table-row table:style-name="ro1">
          <table:table-cell office:value-type="string" calcext:value-type="string">
            <text:p>df</text:p>
          </table:table-cell>
          <table:table-cell table:formula="of:=[.B36]-1" office:value-type="float" office:value="9" calcext:value-type="float">
            <text:p>9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t-крит=</text:p>
          </table:table-cell>
          <table:table-cell table:formula="of:=COM.MICROSOFT.T.INV.2T(0.05; [.B43])" office:value-type="float" office:value="2.26215716279821" calcext:value-type="float">
            <text:p>2,26215716279821</text:p>
          </table:table-cell>
          <table:table-cell table:number-columns-repeated="23"/>
          <table:table-cell table:style-name="Default" table:number-columns-repeated="16359"/>
        </table:table-row>
        <table:table-row table:style-name="ro1">
          <table:table-cell office:value-type="string" calcext:value-type="string">
            <text:p>p-знач=</text:p>
          </table:table-cell>
          <table:table-cell table:formula="of:=COM.MICROSOFT.T.TEST([.B32:.K32];[.B33:.K33];2;1)" office:value-type="float" office:value="0.0363217394609856" calcext:value-type="float">
            <text:p>0,0363217394609856</text:p>
          </table:table-cell>
          <table:table-cell table:number-columns-repeated="23"/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8P2" style:volatile="true">
      <number:text loext:blank-width-char="-"> </number:text>
      <number:fill-character> </number:fill-character>
      <number:text loext:blank-width-char="-3">- ₽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uphoo</meta:initial-creator>
    <meta:creation-date>2025-12-31T04:12:00</meta:creation-date>
    <dc:date>2026-01-06T03:42:18.550470451</dc:date>
    <meta:generator>LibreOffice/25.8.4.2$Linux_X86_64 LibreOffice_project/580$Build-2</meta:generator>
    <meta:editing-duration>PT1M42S</meta:editing-duration>
    <meta:editing-cycles>1</meta:editing-cycles>
    <meta:document-statistic meta:table-count="1" meta:cell-count="188" meta:object-count="0"/>
    <meta:user-defined meta:name="ICV"/>
    <meta:user-defined meta:name="KSOProductBuildVer">1049-11.1.0.11723</meta:user-defined>
  </office:meta>
</office:document-meta>
</file>